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21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6.221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1.82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40ae6f" officeooo:paragraph-rsid="0040ae6f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3a0989"/>
    </style:style>
    <style:style style:name="P4" style:family="paragraph" style:parent-style-name="Frame_20_contents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31e517" officeooo:paragraph-rsid="0044bf7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5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376e1e" style:font-weight-asian="normal" style:font-weight-complex="normal"/>
    </style:style>
    <style:style style:name="P6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45a444" style:font-weight-asian="normal" style:font-weight-complex="normal"/>
    </style:style>
    <style:style style:name="P7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43a15c" style:font-weight-asian="normal" style:font-weight-complex="normal"/>
    </style:style>
    <style:style style:name="P8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1531c" officeooo:paragraph-rsid="0041531c" style:font-weight-asian="normal" style:font-weight-complex="normal"/>
    </style:style>
    <style:style style:name="P9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1531c" officeooo:paragraph-rsid="004331d5" style:font-weight-asian="normal" style:font-weight-complex="normal"/>
    </style:style>
    <style:style style:name="P10" style:family="paragraph" style:parent-style-name="Text_20_body" style:master-page-name="Standard">
      <style:paragraph-properties style:page-number="auto"/>
    </style:style>
    <style:style style:name="P11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rsid="0049cdab" officeooo:paragraph-rsid="0049cdab"/>
    </style:style>
    <style:style style:name="P12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45a444" style:font-weight-asian="normal" style:font-weight-complex="normal"/>
    </style:style>
    <style:style style:name="P13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baba4" officeooo:paragraph-rsid="004baba4" style:font-weight-asian="normal" style:font-weight-complex="normal"/>
    </style:style>
    <style:style style:name="P14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ef698" officeooo:paragraph-rsid="004ef698" style:font-weight-asian="normal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4d73a7" officeooo:paragraph-rsid="004d73a7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size="14pt" officeooo:rsid="001a79ff" style:font-size-asian="14pt" style:font-size-complex="14pt"/>
    </style:style>
    <style:style style:name="T3" style:family="text">
      <style:text-properties fo:color="#000000" loext:opacity="100%" fo:font-size="14pt" officeooo:rsid="00474e91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2">Chapitre : </text:span><text:span text:style-name="T3">4 modéliser les transformations chimiques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15"/>
            <text:p text:style-name="P15">Vocabulaire : Produits, Réactifs</text:p>
            <text:p text:style-name="P4">Interpréter une formule chimique en termes atomiques. - Dioxygène, dihydrogène, diazote, eau, dioxyde de carbone, méthane, protoxyde d’azote.</text:p>
            <text:p text:style-name="P2">il y à conservation de la masse lors d’une transformation chimique.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5"/>
            <text:p text:style-name="P14"><text:span text:style-name="T4">Déterminer</text:span> quels sont les produits et quels sont les réactifs.</text:p>
            <text:p text:style-name="P6"/>
            <text:p text:style-name="P6"><text:span text:style-name="T4">Interpréter</text:span> une transformation chimique comme une redistribution des atomes.</text:p>
            <text:p text:style-name="P6"/>
            <text:p text:style-name="P13"><text:span text:style-name="T4">Vérifier</text:span> que la conservation d’atomes est bien respectée.</text:p>
            <text:p text:style-name="P6"/>
            <text:p text:style-name="P11"><text:span text:style-name="T4">Interpréter</text:span><text:span text:style-name="T1"> une réaction chimique avec des phrases : « une molécule de X réagit avec une molécule de Y pour donner XY »</text:span></text:p>
            <text:p text:style-name="P8"/>
            <text:p text:style-name="P9"><office:annotation office:name="__Annotation__251_2622448820" loext:resolved="false"><dc:creator>Auteur inconnu</dc:creator><dc:date>2020-10-26T09:59:07.738052630</dc:date><text:p text:style-name="P16"><text:span text:style-name="T5">Je ne vois pas bien ce qu’on attends des élèves… un exemple m’aiderait.</text:span></text:p></office:annotation><text:span text:style-name="T4">Utiliser</text:span> une équation de réaction chimique fournie pour <text:span text:style-name="T4">décrire</text:span> une transformation chimique observée.<office:annotation-end office:name="__Annotation__251_2622448820"/></text:p>
            <text:p text:style-name="P5"/>
            <text:p text:style-name="P7"><text:span text:style-name="T4">Associer</text:span> leurs symboles aux éléments à l’aide de la classification périodique. 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1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 Karim</meta:initial-creator>
    <meta:creation-date>2020-09-07T10:35:00</meta:creation-date>
    <dc:date>2020-10-26T09:59:50.592218247</dc:date>
    <meta:print-date>2018-02-01T13:55:00</meta:print-date>
    <meta:editing-cycles>47</meta:editing-cycles>
    <meta:editing-duration>PT3H4M3S</meta:editing-duration>
    <meta:generator>LibreOffice/7.0.2.2$Linux_X86_64 LibreOffice_project/00$Build-2</meta:generator>
    <meta:document-statistic meta:table-count="1" meta:image-count="0" meta:object-count="0" meta:page-count="1" meta:paragraph-count="12" meta:word-count="130" meta:character-count="846" meta:non-whitespace-character-count="727"/>
  </office:meta>
</office:document-meta>
</file>